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F00000010570C65A9C454D8F4.png" manifest:media-type="image/png"/>
  <manifest:file-entry manifest:full-path="Pictures/100000000000000F00000010AD23718B18CCCC8A.gif" manifest:media-type="image/gif"/>
  <manifest:file-entry manifest:full-path="Pictures/100002010000000F000000103640F9E0109DEF78.png" manifest:media-type="image/png"/>
  <manifest:file-entry manifest:full-path="Pictures/10000000000000B60000001B70CCCFF46AA508F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svg:font-family="helvetica, arial"/>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de3e00" style:text-line-through-style="none" style:text-line-through-type="none" fo:letter-spacing="normal" style:text-underline-style="none" style:text-blinking="false" fo:background-color="#ffffff" loext:padding="0cm" loext:border="none"/>
    </style:style>
    <style:style style:name="P2" style:family="paragraph" style:parent-style-name="Text_20_body">
      <style:paragraph-properties fo:line-height="100%"/>
    </style:style>
    <style:style style:name="P3" style:family="paragraph" style:parent-style-name="Text_20_body">
      <style:paragraph-properties fo:margin-left="0cm" fo:margin-right="0cm" fo:margin-top="0cm" fo:margin-bottom="0cm" loext:contextual-spacing="false" fo:line-height="100%" fo:text-indent="0cm" style:auto-text-indent="false"/>
      <style:text-properties style:font-name="inherit" loext:padding="0cm" loext: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helvetica" fo:font-size="10.5pt" fo:letter-spacing="normal" fo:font-style="normal" fo:font-weight="normal" loext:padding="0cm" loext: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Text_20_body" style:list-style-name="L1">
      <style:paragraph-properties fo:margin-left="0cm" fo:margin-right="0cm" fo:margin-top="0cm" fo:margin-bottom="0cm" loext:contextual-spacing="false" fo:text-indent="0cm" style:auto-text-indent="false" fo:padding="0cm" fo:border="none"/>
    </style:style>
    <style:style style:name="P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inherit" fo:font-size="9pt" fo:letter-spacing="normal" fo:font-style="normal" fo:font-weight="normal" loext:padding="0cm" loext:border="none"/>
    </style:style>
    <style:style style:name="P9" style:family="paragraph" style:parent-style-name="Text_20_body" style:list-style-name="L1">
      <style:paragraph-properties fo:margin-left="0cm" fo:margin-right="0cm" fo:margin-top="0cm" fo:margin-bottom="0cm" loext:contextual-spacing="false" fo:text-indent="0cm" style:auto-text-indent="false" fo:padding-left="0cm" fo:padding-right="0.185cm" fo:padding-top="0cm" fo:padding-bottom="0cm" fo:border-left="none" fo:border-right="0.74pt solid #000000" fo:border-top="none" fo:border-bottom="none"/>
    </style:style>
    <style:style style:name="P10" style:family="paragraph" style:parent-style-name="Text_20_body" style:list-style-name="L3">
      <style:paragraph-properties fo:margin-left="0cm" fo:margin-right="0cm" fo:margin-top="0cm" fo:margin-bottom="0cm" loext:contextual-spacing="false" fo:orphans="2" fo:widows="2" fo:text-indent="0cm" style:auto-text-indent="false" fo:padding-left="0cm" fo:padding-right="0.132cm" fo:padding-top="0cm" fo:padding-bottom="0cm" fo:border-left="none" fo:border-right="0.74pt solid #000000" fo:border-top="none" fo:border-bottom="non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margin-top="0.132cm" fo:margin-bottom="0.423cm" loext:contextual-spacing="false" fo:line-height="130%" fo:orphans="2" fo:widows="2" fo:text-indent="0cm" style:auto-text-indent="false"/>
      <style:text-properties fo:font-variant="normal" fo:text-transform="none" fo:color="#444444" style:font-name="inherit" fo:font-size="10.5pt" fo:letter-spacing="normal" fo:font-style="normal" fo:font-weight="normal" fo:background-color="#fff8cf" loext:padding="0.238cm" loext:border="0.06pt solid #f3b600"/>
    </style:style>
    <style:style style:name="P13" style:family="paragraph" style:parent-style-name="Text_20_body" style:list-style-name="L2">
      <style:paragraph-properties fo:margin-left="0cm" fo:margin-right="0.079cm" fo:margin-top="0cm" fo:margin-bottom="0cm" loext:contextual-spacing="false" fo:orphans="2" fo:widows="2" fo:text-indent="0cm" style:auto-text-indent="false" fo:padding="0cm" fo:border="none"/>
    </style:style>
    <style:style style:name="P14" style:family="paragraph" style:parent-style-name="Text_20_body" style:list-style-name="L2">
      <style:paragraph-properties fo:margin-left="0cm" fo:margin-right="0.873cm" fo:margin-top="0cm" fo:margin-bottom="0cm" loext:contextual-spacing="false" fo:orphans="2" fo:widows="2" fo:text-indent="0cm" style:auto-text-indent="false" fo:padding="0cm" fo:border="none"/>
    </style:style>
    <style:style style:name="P15" style:family="paragraph" style:parent-style-name="Text_20_body">
      <style:paragraph-properties fo:margin-left="0cm" fo:margin-right="0.265cm" fo:margin-top="0cm" fo:margin-bottom="0.265cm" loext:contextual-spacing="false" style:line-height-at-least="0.529cm" fo:orphans="2" fo:widows="2" fo:text-indent="0cm" style:auto-text-indent="false"/>
      <style:text-properties fo:font-variant="normal" fo:text-transform="none" fo:color="#444444" fo:letter-spacing="normal" loext:padding="0cm" loext:border="none"/>
    </style:style>
    <style:style style:name="P16" style:family="paragraph" style:parent-style-name="Text_20_body">
      <style:paragraph-properties fo:margin-left="0cm" fo:margin-right="0.265cm" fo:margin-top="0cm" fo:margin-bottom="0cm" loext:contextual-spacing="false" fo:line-height="100%" fo:text-indent="0cm" style:auto-text-indent="false"/>
      <style:text-properties fo:color="#fba21c" style:font-name="inherit" fo:font-size="22.5pt" fo:font-weight="bold" loext:padding="0cm" loext:border="none"/>
    </style:style>
    <style:style style:name="P17" style:family="paragraph" style:parent-style-name="Text_20_body">
      <style:paragraph-properties fo:margin-left="0cm" fo:margin-right="0.265cm" fo:margin-top="0cm" fo:margin-bottom="0cm" loext:contextual-spacing="false" fo:line-height="100%" fo:text-align="start" style:justify-single-word="false" fo:text-indent="0cm" style:auto-text-indent="false"/>
      <style:text-properties style:font-name="inherit" loext:padding="0cm" loext:border="none"/>
    </style:style>
    <style:style style:name="P18" style:family="paragraph" style:parent-style-name="Text_20_body">
      <style:paragraph-properties fo:margin-left="0.529cm" fo:margin-right="0cm" fo:margin-top="0cm" fo:margin-bottom="0cm" loext:contextual-spacing="false" fo:line-height="130%" fo:orphans="2" fo:widows="2" fo:text-indent="0cm" style:auto-text-indent="false" fo:padding="0cm" fo:border="none"/>
      <style:text-properties fo:font-variant="normal" fo:text-transform="none" fo:color="#444444" style:font-name="inherit" fo:font-size="10.5pt" fo:letter-spacing="normal" fo:font-style="normal" fo:font-weight="normal" loext:padding="0cm" loext:border="none"/>
    </style:style>
    <style:style style:name="P19" style:family="paragraph" style:parent-style-name="Text_20_body">
      <style:paragraph-properties fo:margin-left="0.529cm" fo:margin-right="0cm" fo:margin-top="0cm" fo:margin-bottom="0cm" loext:contextual-spacing="false" fo:orphans="2" fo:widows="2" fo:text-indent="0cm" style:auto-text-indent="false" fo:padding="0cm" fo:border="none"/>
    </style:style>
    <style:style style:name="P20" style:family="paragraph" style:parent-style-name="Text_20_body">
      <style:paragraph-properties fo:margin-left="1.323cm" fo:margin-right="0cm" fo:margin-top="0cm" fo:margin-bottom="0cm" loext:contextual-spacing="false" fo:text-align="start" style:justify-single-word="false" fo:orphans="2" fo:widows="2" fo:text-indent="0cm" style:auto-text-indent="false"/>
      <style:text-properties fo:font-variant="normal" fo:text-transform="none" fo:color="#4d4d4d" style:font-name="inherit" fo:font-size="10.5pt" fo:letter-spacing="normal" fo:font-style="italic" fo:font-weight="normal" loext:padding="0cm" loext:border="none"/>
    </style:style>
    <style:style style:name="P21" style:family="paragraph" style:parent-style-name="Text_20_body">
      <style:paragraph-properties fo:margin-left="1.323cm" fo:margin-right="0cm" fo:margin-top="0cm" fo:margin-bottom="0cm" loext:contextual-spacing="false" fo:line-height="130%" fo:text-align="start" style:justify-single-word="false" fo:orphans="2" fo:widows="2" fo:text-indent="0cm" style:auto-text-indent="false"/>
      <style:text-properties fo:font-variant="normal" fo:text-transform="none" fo:color="#444444" style:font-name="inherit" fo:font-size="10.5pt" fo:letter-spacing="normal" fo:font-style="normal" fo:font-weight="normal" loext:padding="0cm" loext:border="none"/>
    </style:style>
    <style:style style:name="P22" style:family="paragraph" style:parent-style-name="Text_20_body">
      <style:paragraph-properties fo:margin-left="0.529cm" fo:margin-right="0.397cm" fo:margin-top="0.132cm" fo:margin-bottom="0.423cm" loext:contextual-spacing="false" fo:orphans="2" fo:widows="2" fo:text-indent="0cm" style:auto-text-indent="false" fo:padding="0.238cm" fo:border="0.06pt solid #f44128"/>
      <style:text-properties fo:font-variant="normal" fo:text-transform="none" fo:color="#444444" style:font-name="inherit" fo:font-size="10.5pt" fo:letter-spacing="normal" fo:font-style="normal" fo:font-weight="normal" loext:padding="0cm" loext:border="none"/>
    </style:style>
    <style:style style:name="P23" style:family="paragraph" style:parent-style-name="Heading_20_2">
      <style:paragraph-properties fo:margin-left="0cm" fo:margin-right="0cm" fo:margin-top="0cm" fo:margin-bottom="0.794cm" loext:contextual-spacing="false" fo:line-height="100%" fo:text-indent="0cm" style:auto-text-indent="false" fo:padding="0cm" fo:border="none"/>
      <style:text-properties style:font-name="inherit" fo:font-size="10.5pt" fo:font-weight="bold"/>
    </style:style>
    <style:style style:name="P24"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inherit" fo:font-size="10.5pt" fo:letter-spacing="normal" fo:font-style="normal" fo:font-weight="bold" fo:background-color="#f7f7f7" loext:padding="0cm" loext:border="none"/>
    </style:style>
    <style:style style:name="P25"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inherit" fo:font-size="22.5pt" fo:letter-spacing="normal" fo:font-style="normal" fo:font-weight="bold" loext:padding="0cm" loext:border="none"/>
    </style:style>
    <style:style style:name="T1" style:family="text">
      <style:text-properties fo:color="#4d4d4d" style:text-line-through-style="none" style:text-line-through-type="none" style:font-name="inherit" fo:font-size="9pt" style:text-underline-style="none" style:text-blinking="false" loext:padding="0cm" loext:border="none"/>
    </style:style>
    <style:style style:name="T2" style:family="text">
      <style:text-properties style:font-name="inherit" fo:font-size="9pt" fo:font-style="normal" fo:font-weight="normal"/>
    </style:style>
    <style:style style:name="T3" style:family="text">
      <style:text-properties style:font-name="inherit" fo:font-size="9pt" loext:padding="0cm" loext:border="none"/>
    </style:style>
    <style:style style:name="T4" style:family="text">
      <style:text-properties fo:font-variant="normal" fo:text-transform="none" fo:color="#ffffff" style:text-line-through-style="none" style:text-line-through-type="none" style:font-name="inherit" fo:font-size="13.5pt" fo:letter-spacing="normal" fo:font-style="normal" style:text-underline-style="none" fo:font-weight="normal" style:text-blinking="false" fo:background-color="#000000" loext:char-shading-value="0" loext:padding="0cm" loext:border="none"/>
    </style:style>
    <style:style style:name="T5" style:family="text">
      <style:text-properties fo:font-variant="normal" fo:text-transform="none" fo:color="#444444" style:font-name="inherit" fo:font-size="10.5pt" fo:letter-spacing="normal" fo:font-style="normal" fo:font-weight="bold" loext:padding="0cm" loext:border="none"/>
    </style:style>
    <style:style style:name="T6" style:family="text">
      <style:text-properties fo:font-variant="normal" fo:text-transform="none" fo:color="#444444" style:font-name="inherit" fo:font-size="10.5pt" fo:letter-spacing="normal" fo:font-style="normal" fo:font-weight="normal" loext:padding="0cm" loext:border="none"/>
    </style:style>
    <style:style style:name="T7" style:family="text">
      <style:text-properties fo:font-variant="normal" fo:text-transform="none" fo:color="#444444" style:font-name="inherit" fo:font-size="9pt" fo:letter-spacing="normal" fo:font-style="normal" fo:font-weight="normal" loext:padding="0cm" loext:border="none"/>
    </style:style>
    <style:style style:name="T8" style:family="text">
      <style:text-properties fo:font-variant="normal" fo:text-transform="none" fo:color="#de3e00" style:text-line-through-style="none" style:text-line-through-type="none" style:font-name="inherit" fo:font-size="9pt" fo:letter-spacing="normal" fo:font-style="normal" style:text-underline-style="none" fo:font-weight="normal" style:text-blinking="false" loext:padding="0cm" loext:border="none"/>
    </style:style>
    <style:style style:name="T9" style:family="text">
      <style:text-properties fo:color="#de3e00" style:text-line-through-style="none" style:text-line-through-type="none" style:font-name="inherit" fo:font-size="9pt" style:text-underline-style="none" style:text-blinking="false" loext:padding="0cm" loext:border="none"/>
    </style:style>
    <style:style style:name="fr1" style:family="graphic" style:parent-style-name="Frame">
      <style:graphic-properties fo:margin-left="0cm" fo:margin-right="0cm" fo:margin-top="0.265cm" fo:margin-bottom="0cm" style:wrap="left" style:number-wrapped-paragraphs="no-limit" style:vertical-pos="top" style:vertical-rel="paragraph-content" style:horizontal-pos="righ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none"/>
    </style:style>
    <style:style style:name="fr4" style:family="graphic" style:parent-style-name="Graphics">
      <style:graphic-properties fo:margin-left="0cm" fo:margin-right="0cm" fo:margin-top="0.529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www.classmarker.com/a/"><draw:frame draw:style-name="fr4" draw:name="Image1" text:anchor-type="as-char" svg:width="4.868cm" svg:height="0.767cm" draw:z-index="9"><draw:image xlink:href="Pictures/10000000000000B60000001B70CCCFF46AA508FF.gif" xlink:type="simple" xlink:show="embed" xlink:actuate="onLoad"/><svg:title>Hosted online testing quiz maker</svg:title></draw:frame></draw:a></text:p>
      <text:list xml:id="list5643115680669039557" text:style-name="L2">
        <text:list-item>
          <text:p text:style-name="P13"><draw:frame draw:style-name="fr1" draw:name="Frame1" text:anchor-type="paragraph" svg:width="10.716cm" draw:z-index="0"><draw:text-box fo:min-height="0.041cm"><text:list xml:id="list4500072740689263691" text:style-name="L1"><text:list-item><text:p text:style-name="P9"><text:a xlink:type="simple" xlink:href="https://www.classmarker.com/u/details/" text:style-name="Internet_20_link" text:visited-style-name="Visited_20_Internet_20_Link"><text:span text:style-name="T1">Hi Toran</text:span></text:a></text:p></text:list-item><text:list-item><text:p text:style-name="P6"><text:a xlink:type="simple" xlink:href="https://www.classmarker.com/login/logout/" text:style-name="Internet_20_link" text:visited-style-name="Visited_20_Internet_20_Link"><text:span text:style-name="T1">Log out</text:span></text:a></text:p></text:list-item></text:list></draw:text-box></draw:frame><text:bookmark text:name="menu"/><text:a xlink:type="simple" xlink:href="https://www.classmarker.com/u/" text:style-name="Internet_20_link" text:visited-style-name="Visited_20_Internet_20_Link"><text:span text:style-name="T4">Group Tests</text:span></text:a></text:p>
        </text:list-item>
        <text:list-item>
          <text:p text:style-name="P13"><text:a xlink:type="simple" xlink:href="https://www.classmarker.com/u/groups/" text:style-name="Internet_20_link" text:visited-style-name="Visited_20_Internet_20_Link"><text:span text:style-name="T4">My Groups</text:span></text:a></text:p>
        </text:list-item>
        <text:list-item>
          <text:p text:style-name="P14"><text:bookmark text:name="account"/><text:a xlink:type="simple" xlink:href="https://www.classmarker.com/u/details/" text:style-name="Internet_20_link" text:visited-style-name="Visited_20_Internet_20_Link"><text:span text:style-name="T4">My Details</text:span></text:a></text:p>
        </text:list-item>
      </text:list>
      <text:section text:style-name="Sect1" text:name="content">
        <text:p text:style-name="P12"><draw:frame draw:style-name="fr2" draw:name="Frame2" text:anchor-type="paragraph" svg:width="12.7cm" draw:z-index="1"><draw:text-box fo:min-height="0.041cm"><text:h text:style-name="P23" text:outline-level="2">Toran Sahu</text:h><text:h text:style-name="P23" text:outline-level="2">Current - Tracxn 1st Round - Revised (8th Sept)</text:h><text:h text:style-name="P23" text:outline-level="2">Scalable_ 28 Sep_A_Inbound(SSE2)</text:h></draw:text-box></draw:frame><draw:frame draw:style-name="fr2" draw:name="Frame3" text:anchor-type="paragraph" svg:width="2.54cm" draw:z-index="2"><draw:text-box fo:min-height="0.041cm"><text:p text:style-name="P2"> </text:p></draw:text-box></draw:frame><draw:frame draw:style-name="fr2" draw:name="Frame4" text:anchor-type="paragraph" svg:width="10.16cm" draw:z-index="3"><draw:text-box fo:min-height="0.041cm"><text:p text:style-name="P16"><text:bookmark text:name="percentagespan"/>0%</text:p><text:p text:style-name="P17">Points:</text:p><text:p text:style-name="P17">Duration:</text:p><text:p text:style-name="P17">Date started:</text:p><text:p text:style-name="P17">Date finished:</text:p><text:p text:style-name="P3"><text:bookmark text:name="pointsscoredspan"/>0 out of <text:bookmark text:name="pointsavailablespan"/>0</text:p><text:p text:style-name="P3">00:45:03</text:p><text:p text:style-name="P3">Fri 29 Sep '17 9:33pm</text:p><text:p text:style-name="P3">Fri 29 Sep '17 10:19pm</text:p></draw:text-box></draw:frame>This score is not final. Some questions have been sent for manual grading.</text:p>
        <text:p text:style-name="P12">This Test was automatically finished when either:<text:line-break/>1. Its time limit was reached when taking the Test.<text:line-break/>2. An attempt to resume this Test was not allowed due to date or time limits.</text:p>
        <text:h text:style-name="P25" text:outline-level="3">Answers</text:h>
        <text:p text:style-name="P15"><draw:frame draw:style-name="fr5" draw:name="Image2" text:anchor-type="as-char" svg:width="0.397cm" svg:height="0.423cm" draw:z-index="4"><draw:image xlink:href="Pictures/100002010000000F000000103640F9E0109DEF78.png" xlink:type="simple" xlink:show="embed" xlink:actuate="onLoad"/><svg:title>Correctly answered</svg:title></draw:frame> <text:span text:style-name="T2">Correctly answered</text:span><text:span text:style-name="T2"><draw:frame draw:style-name="fr5" draw:name="Image3" text:anchor-type="as-char" svg:width="0.397cm" svg:height="0.423cm" draw:z-index="5"><draw:image xlink:href="Pictures/100002010000000F00000010570C65A9C454D8F4.png" xlink:type="simple" xlink:show="embed" xlink:actuate="onLoad"/><svg:title>Incorrectly answered</svg:title></draw:frame></text:span><text:span text:style-name="T2"> Incorrectly answered</text:span><text:span text:style-name="T2"><draw:frame draw:style-name="fr5" draw:name="Image4" text:anchor-type="as-char" svg:width="0.397cm" svg:height="0.423cm" draw:z-index="6"><draw:image xlink:href="Pictures/100000000000000F00000010AD23718B18CCCC8A.gif" xlink:type="simple" xlink:show="embed" xlink:actuate="onLoad"/><svg:title>Missed correct multiple choice option</svg:title></draw:frame></text:span><text:span text:style-name="T2"> Missed correct multiple choice option</text:span></text:p>
        <text:h text:style-name="P24" text:outline-level="2">Question 1 of 1</text:h>
        <text:p text:style-name="P18">WE HAVE OBSERVED THAT A LOT OF CANDIDATES GET REJECTED DUE TO SOME COMMON MISTAKES. PLEASE READ THE FOLLOWING INSTRUCTIONS VERY CAREFULLY TO AVOID MAKING THE SAME.<text:line-break/><text:line-break/>1) This is a whiteboard test, without any compiler options. Please write your code directly in the editor provided. Writing the code in some other editor and then copy pasting will result in rejection, as we track each key stroke on the keyboard for the duration of the test. Solutions submitted through the mail will not be entertained.<text:line-break/><text:line-break/>2) Please ensure to dry run the code on all the examples provided. Answers which do not work for the all the cases will be rejected. Self-review your code before submitting in order to make sure, there are no corner cases missed or silly mistakes.<text:line-break/><text:line-break/>3) Please do not write the answer in plain English. You can either write it in your favorite language (please specify) or a pseudocode (Example of pseudocode - http://i0.wp.com/texblog.org/Wordpress/wp-content/uploads/2011/06/pseudo-code-<text:line-break/>example1.png).<text:line-break/><text:soft-page-break/><text:line-break/>4) We have strict plagiarism checks in place. So answers copied or similar to other candidates will be rejected.<text:line-break/><text:line-break/>5) We are only looking for the working solutions and don't expect any optimizations. We consider all working solutions equally, regardless of their time or space complexities. We will discuss the optimizations in the further interviews.<text:line-break/><text:line-break/>6) You can enlarge the answer box by clicking and dragging the mouse over bottom right corner.<text:line-break/><text:line-break/>7) Please ignore the points being displayed below the answer box. This test will get evaluated offline and we will get back to you with the results.<text:line-break/>--------------------------------------------------------------------------------------<text:line-break/><text:line-break/>The headquarters of an army needs to keep its troops informed with secret messages so that the message cannot be intercepted.<text:line-break/>The army has decided on an encryption scheme for these messages and you've to implement the decryption algorithm.<text:line-break/>Keep in mind that the enemy will also try to send your troops wrongly crafted messages as they don't know your encryption algorithm, so you've to detect if the message is a valid message.<text:line-break/>The encryption process is as follows, based on which you've to write the decryption routine:<text:line-break/><text:line-break/>1) The message can only contain digits(0-9) or dots(.). Dot(.) is used to separate two words. The message must contain at least 2 words.<text:line-break/>Valid message under this rule: 12345.123.1 (Contains 3 words, separated by 2 dots)<text:line-break/>Invalid message under this rule: 12345-123 or 2345 ('-' is not allowed as found in the first message, and the second message has only one word)<text:line-break/><text:line-break/>2) The number of digits in a word will be exactly equal to the number of digits in the word after it, or it will be 2 more than the number of digits in the word after it.<text:line-break/>The last word can have any number of digits.<text:line-break/>Valid message under this rule: 12345.123.456.1 (12345 has 5 digits, which is 2 more than the number of digits in 123, which is exactly same to the number of digits in the next word 456, which is 2 more than the number of digits in the last word 1)<text:line-break/>Invalid message under this rule: 12345.1234.12 (12345 has 5 digits, but it is only 1 more than the number of digits in the next word 1234)<text:line-break/><text:line-break/>3) No word can begin with a zero<text:line-break/>Valid message under this rule: 12345.123.1 (None of the words starts with the digit 0)<text:line-break/>Invalid message under this rule: 12345.012.1 (The second word starts with a 0)<text:line-break/><text:line-break/>4) Each word which has x digits can have maximum value of 2/3rd of it's potential maximum.<text:line-break/><text:soft-page-break/>i.e. a 3 digit word can have a max value of 2/3 * 999 = 666.<text:line-break/>Valid message under this rule: 12345.123.1 (12345 is less than 2/3 * 99999, 123 is less than 2/3 * 999, and 1 is less than 2/3 * 9)<text:line-break/>Invalid message under this rule: 98765.987.9 (98765 is more than 2/3 * 99999, 987 is also more than 2/3 * 999, and 9 is also more than 2/3 * 9)<text:line-break/><text:line-break/>5) Each word is padded with some padding data. The padding data needs to be detected and removed from the words before decrypting.<text:line-break/>The padding data is part of the word without any separators in them, and will always be 3 digits or more. Furthermore, the padding data will be at the end of the word and the digits in the padding data will be an increasing sequence, with a difference of 2.<text:line-break/><text:line-break/>Keep in mind that the original message, and the message after removing the padding data should satisfy conditions 1 to 4.<text:line-break/>In message 1234502468.123.456135,<text:line-break/>For the first word, 1234502468, padding data is 02468, which is an increasing sequence with a difference of 2<text:line-break/>for the second word, 123, there is no padding data as there is no increasing sequence at the end with a difference of 2<text:line-break/>and for the third word, 456135, padding data is 135, which is an increasing sequence with a difference of 2<text:line-break/>So the actual message after removing the padding data is 12345.123.456 and both original message and the message after removal of the padding data both satisfy condition 1-4, so this is a valid message<text:line-break/><text:line-break/><text:line-break/>Write a method that takes the message as an input and prints the original message, processed message(after removing padding data) and the validity of the message as a yes/no.</text:p>
        <text:p text:style-name="P20"><draw:frame draw:style-name="fr3" draw:name="Frame5" text:anchor-type="paragraph" svg:width="0.529cm" draw:z-index="7"><draw:text-box fo:min-height="0.041cm"><text:p text:style-name="Text_20_body"> </text:p></draw:text-box></draw:frame>Answer given:</text:p>
        <text:p text:style-name="P21"><draw:frame draw:style-name="fr3" draw:name="Frame6" text:anchor-type="paragraph" svg:width="0.529cm" draw:z-index="8"><draw:text-box fo:min-height="0.041cm"><text:p text:style-name="Text_20_body"> </text:p></draw:text-box></draw:frame>#!bin/python3 def validate(word): #if msg is the encrypted message string, then msg_list = msg.split('.') decrypted_msg = '' pad_count=0 pad_flag=true for word in msg_list: for i in range(len(word),0) if(int(word[i-1] + 2) == int(word[i])): idx=i-1 pad_count+=1 else: pad_flag=false if(pad_count&lt;2 or pad_flag==false): for word in decrypted_msg: if(validate(word)): pass else: flag = false break print()</text:p>
        <text:p text:style-name="P19"><text:span text:style-name="Strong_20_Emphasis"><text:span text:style-name="T5">Points:</text:span></text:span><text:span text:style-name="T6"> </text:span><text:bookmark text:name="12941722pointsscored"/><text:span text:style-name="T6">0 out of 0</text:span></text:p>
        <text:p text:style-name="P22">This question requires grading.</text:p>
      </text:section>
      <text:section text:style-name="Sect2" text:name="footer">
        <text:p text:style-name="P5"/>
        <text:section text:style-name="Sect3" text:name="footercontent">
          <text:list xml:id="list1718844463411172064" text:style-name="L3">
            <text:list-item>
              <text:p text:style-name="P10"><text:a xlink:type="simple" xlink:href="https://www.classmarker.com/" text:style-name="Internet_20_link" text:visited-style-name="Visited_20_Internet_20_Link"><text:span text:style-name="T9">ClassMarker Home</text:span></text:a><text:span text:style-name="T3"> </text:span></text:p>
            </text:list-item>
            <text:list-item>
              <text:p text:style-name="P10"><text:a xlink:type="simple" xlink:href="https://www.classmarker.com/online-testing/" text:style-name="Internet_20_link" text:visited-style-name="Visited_20_Internet_20_Link"><text:span text:style-name="T8">About ClassMarker</text:span></text:a><text:span text:style-name="T7"> </text:span></text:p>
            </text:list-item>
            <text:list-item>
              <text:p text:style-name="P10"><text:a xlink:type="simple" xlink:href="https://www.classmarker.com/online-testing/terms/" text:style-name="Internet_20_link" text:visited-style-name="Visited_20_Internet_20_Link"><text:span text:style-name="T8">Terms and Conditions</text:span></text:a><text:span text:style-name="T7"> </text:span></text:p>
            </text:list-item>
            <text:list-item>
              <text:p text:style-name="P10"><text:a xlink:type="simple" xlink:href="https://www.classmarker.com/online-testing/privacy/" text:style-name="Internet_20_link" text:visited-style-name="Visited_20_Internet_20_Link"><text:span text:style-name="T8">Privacy</text:span></text:a><text:span text:style-name="T7"> </text:span></text:p>
            </text:list-item>
            <text:list-item>
              <text:p text:style-name="P10"><text:soft-page-break/><text:a xlink:type="simple" xlink:href="https://www.classmarker.com/online-testing/sitemap/" text:style-name="Internet_20_link" text:visited-style-name="Visited_20_Internet_20_Link"><text:span text:style-name="T8">Site map</text:span></text:a><text:span text:style-name="T7"> </text:span></text:p>
            </text:list-item>
            <text:list-item>
              <text:p text:style-name="P7"><text:a xlink:type="simple" xlink:href="https://www.classmarker.com/online-testing/contact-us/" text:style-name="Internet_20_link" text:visited-style-name="Visited_20_Internet_20_Link"><text:span text:style-name="T8">Contact Us</text:span></text:a></text:p>
            </text:list-item>
          </text:list>
          <text:p text:style-name="P8">Copyright © 2006 - 2017 ClassMarker Pty Ltd. All rights reserved.</text:p>
        </text:section>
      </text:section>
      <text:section text:style-name="Sect3" text:name="ka">
        <text:p text:style-name="P11"/>
      </text:section>
      <text:section text:style-name="Sect3" text:name="highly-foundation-container">
        <text:p text:style-name="P11"/>
      </text:section>
      <text:section text:style-name="Sect3" text:name="SL_balloon_obj">
        <text:p text:style-name="P4"><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svg:font-family="helvetica, arial"/>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22:20:34.220142391</meta:creation-date>
    <dc:date>2017-09-29T22:21:30.864618963</dc:date>
    <meta:editing-duration>PT59S</meta:editing-duration>
    <meta:editing-cycles>1</meta:editing-cycles>
    <meta:document-statistic meta:table-count="0" meta:image-count="4" meta:object-count="0" meta:page-count="4" meta:paragraph-count="39" meta:word-count="1085" meta:character-count="6296" meta:non-whitespace-character-count="5230"/>
    <meta:generator>LibreOffice/5.1.6.2$Linux_X86_64 LibreOffice_project/10m0$Build-2</meta:generator>
  </office:meta>
</office:document-meta>
</file>